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1fd" officeooo:paragraph-rsid="001f21fd"/>
    </style:style>
    <style:style style:name="P2" style:family="paragraph" style:parent-style-name="Heading_20_3">
      <style:paragraph-properties fo:margin-top="0.1665in" fo:margin-bottom="0in" loext:contextual-spacing="false"/>
      <style:text-properties style:font-name="Courier New" officeooo:paragraph-rsid="001f405e" style:font-name-complex="Courier New" style:font-size-complex="12pt"/>
    </style:style>
    <style:style style:name="P3" style:family="paragraph" style:parent-style-name="Heading_20_3">
      <style:paragraph-properties fo:margin-top="0.1665in" fo:margin-bottom="0in" loext:contextual-spacing="false"/>
      <style:text-properties style:font-name="Courier New" officeooo:paragraph-rsid="002050ce" style:font-name-complex="Courier New" style:font-size-complex="12pt"/>
    </style:style>
    <style:style style:name="P4" style:family="paragraph" style:parent-style-name="Heading_20_3">
      <style:paragraph-properties fo:margin-top="0.1665in" fo:margin-bottom="0in" loext:contextual-spacing="false"/>
      <style:text-properties style:font-name="Courier New" officeooo:paragraph-rsid="0021ec17" style:font-name-complex="Courier New" style:font-size-complex="12pt"/>
    </style:style>
    <style:style style:name="P5" style:family="paragraph" style:parent-style-name="Heading_20_3">
      <style:paragraph-properties fo:margin-top="0.1665in" fo:margin-bottom="0in" loext:contextual-spacing="false"/>
      <style:text-properties style:font-name="Courier New" officeooo:paragraph-rsid="00221f5c" style:font-name-complex="Courier New" style:font-size-complex="12pt"/>
    </style:style>
    <style:style style:name="P6" style:family="paragraph" style:parent-style-name="Heading_20_3">
      <style:paragraph-properties fo:margin-top="0.1665in" fo:margin-bottom="0in" loext:contextual-spacing="false"/>
      <style:text-properties style:font-name="Courier New" officeooo:paragraph-rsid="0023c4fc" style:font-name-complex="Courier New" style:font-size-complex="12pt"/>
    </style:style>
    <style:style style:name="P7" style:family="paragraph" style:parent-style-name="Heading_20_3">
      <style:paragraph-properties fo:margin-top="0.1665in" fo:margin-bottom="0in" loext:contextual-spacing="false"/>
      <style:text-properties style:font-name="Courier New" fo:font-size="12pt" officeooo:rsid="05bb1b34" officeooo:paragraph-rsid="002050ce" style:font-size-asian="12pt" style:font-name-complex="Courier New" style:font-size-complex="12pt"/>
    </style:style>
    <style:style style:name="P8" style:family="paragraph" style:parent-style-name="Heading_20_3">
      <style:paragraph-properties fo:margin-top="0.1665in" fo:margin-bottom="0in" loext:contextual-spacing="false"/>
      <style:text-properties officeooo:paragraph-rsid="002050ce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rsid="003b5934" officeooo:paragraph-rsid="001f405e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f405e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rsid="05a16bd2" officeooo:paragraph-rsid="002050ce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2050ce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officeooo:paragraph-rsid="001f405e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style:font-name="Courier New" officeooo:paragraph-rsid="0023c4fc" style:font-name-complex="Courier New" style:font-size-complex="12pt"/>
    </style:style>
    <style:style style:name="P15" style:family="paragraph" style:parent-style-name="Standard">
      <style:paragraph-properties fo:margin-top="0in" fo:margin-bottom="0.1665in" loext:contextual-spacing="false"/>
      <style:text-properties officeooo:paragraph-rsid="001f405e"/>
    </style:style>
    <style:style style:name="P16" style:family="paragraph" style:parent-style-name="Standard">
      <style:paragraph-properties fo:margin-top="0in" fo:margin-bottom="0.1665in" loext:contextual-spacing="false"/>
      <style:text-properties officeooo:paragraph-rsid="002050ce"/>
    </style:style>
    <style:style style:name="P1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6a37e1" officeooo:paragraph-rsid="001f405e" style:font-size-asian="12pt" style:font-name-complex="Courier New" style:font-size-complex="12pt"/>
    </style:style>
    <style:style style:name="P1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0887c" officeooo:paragraph-rsid="001f405e" style:font-size-asian="12pt" style:font-name-complex="Courier New" style:font-size-complex="12pt"/>
    </style:style>
    <style:style style:name="P1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951eb9" officeooo:paragraph-rsid="001f405e" style:font-size-asian="12pt" style:font-name-complex="Courier New" style:font-size-complex="12pt"/>
    </style:style>
    <style:style style:name="P2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f405e" style:font-size-asian="12pt" style:font-name-complex="Courier New" style:font-size-complex="12pt"/>
    </style:style>
    <style:style style:name="P2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9f8240" officeooo:paragraph-rsid="002050ce" style:font-size-asian="12pt" style:font-name-complex="Courier New" style:font-size-complex="12pt"/>
    </style:style>
    <style:style style:name="P2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a16bd2" officeooo:paragraph-rsid="002050ce" style:font-size-asian="12pt" style:font-name-complex="Courier New" style:font-size-complex="12pt"/>
    </style:style>
    <style:style style:name="P2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050ce" style:font-size-asian="12pt" style:font-name-complex="Courier New" style:font-size-complex="12pt"/>
    </style:style>
    <style:style style:name="P24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01f405e" style:font-name-complex="Courier New" style:font-size-complex="12pt"/>
    </style:style>
    <style:style style:name="P25" style:family="paragraph" style:parent-style-name="Standard">
      <style:paragraph-properties fo:margin-left="0in" fo:margin-right="0in" fo:text-indent="2in" style:auto-text-indent="false"/>
      <style:text-properties officeooo:rsid="05b4a02e" officeooo:paragraph-rsid="002050ce"/>
    </style:style>
    <style:style style:name="P26" style:family="paragraph" style:parent-style-name="Standard">
      <style:paragraph-properties fo:margin-left="0in" fo:margin-right="0in" fo:text-indent="2in" style:auto-text-indent="false"/>
      <style:text-properties officeooo:paragraph-rsid="002050ce"/>
    </style:style>
    <style:style style:name="P27" style:family="paragraph" style:parent-style-name="Standard">
      <style:paragraph-properties fo:margin-left="0in" fo:margin-right="0in" fo:text-indent="2in" style:auto-text-indent="false"/>
      <style:text-properties officeooo:paragraph-rsid="0021ec17"/>
    </style:style>
    <style:style style:name="P28" style:family="paragraph" style:parent-style-name="Standard">
      <style:paragraph-properties fo:margin-left="0in" fo:margin-right="0in" fo:margin-top="0in" fo:margin-bottom="0.139in" loext:contextual-spacing="false" fo:text-indent="2in" style:auto-text-indent="false">
        <style:tab-stops>
          <style:tab-stop style:position="3.75in"/>
        </style:tab-stops>
      </style:paragraph-properties>
      <style:text-properties style:use-window-font-color="true" style:font-name="Courier New" fo:font-size="12pt" fo:language="en" fo:country="US" officeooo:rsid="05aa6e36" officeooo:paragraph-rsid="002050ce" style:font-name-asian="Times New Roman" style:font-size-asian="12pt" style:font-name-complex="Courier New" style:font-size-complex="12pt" style:language-complex="ar" style:country-complex="SA"/>
    </style:style>
    <style:style style:name="P2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f405e" style:font-size-asian="12pt" style:font-name-complex="Courier New" style:font-size-complex="12pt"/>
    </style:style>
    <style:style style:name="P3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b5934" officeooo:paragraph-rsid="001f405e" style:font-size-asian="12pt" style:font-name-complex="Courier New" style:font-size-complex="12pt"/>
    </style:style>
    <style:style style:name="P3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8fed2c" officeooo:paragraph-rsid="001f405e" style:font-size-asian="12pt" style:font-name-complex="Courier New" style:font-size-complex="12pt"/>
    </style:style>
    <style:style style:name="P3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b9ca87" officeooo:paragraph-rsid="002050ce" style:font-size-asian="12pt" style:font-name-complex="Courier New" style:font-size-complex="12pt"/>
    </style:style>
    <style:style style:name="P3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bb1b34" officeooo:paragraph-rsid="002050ce" style:font-size-asian="12pt" style:font-name-complex="Courier New" style:font-size-complex="12pt"/>
    </style:style>
    <style:style style:name="P3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b07fce" officeooo:paragraph-rsid="002050ce" style:font-size-asian="12pt" style:font-name-complex="Courier New" style:font-size-complex="12pt"/>
    </style:style>
    <style:style style:name="P3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b67bc0" officeooo:paragraph-rsid="002050ce" style:font-size-asian="12pt" style:font-name-complex="Courier New" style:font-size-complex="12pt"/>
    </style:style>
    <style:style style:name="P3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officeooo:paragraph-rsid="002050ce" style:font-name-complex="Courier New" style:font-size-complex="12pt"/>
    </style:style>
    <style:style style:name="P3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2050ce"/>
    </style:style>
    <style:style style:name="P3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5a16bd2" officeooo:paragraph-rsid="002050ce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paragraph-rsid="002c94f3"/>
    </style:style>
    <style:style style:name="T1" style:family="text">
      <style:text-properties officeooo:rsid="003734a6"/>
    </style:style>
    <style:style style:name="T2" style:family="text">
      <style:text-properties officeooo:rsid="046ce6c2"/>
    </style:style>
    <style:style style:name="T3" style:family="text">
      <style:text-properties officeooo:rsid="003b5934"/>
    </style:style>
    <style:style style:name="T4" style:family="text">
      <style:text-properties officeooo:rsid="01934724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48e90db" style:font-size-asian="12pt"/>
    </style:style>
    <style:style style:name="T7" style:family="text">
      <style:text-properties fo:font-size="12pt" officeooo:rsid="0490887c" style:font-size-asian="12pt"/>
    </style:style>
    <style:style style:name="T8" style:family="text">
      <style:text-properties fo:font-size="12pt" officeooo:rsid="00377970" style:font-size-asian="12pt"/>
    </style:style>
    <style:style style:name="T9" style:family="text">
      <style:text-properties fo:font-size="12pt" officeooo:rsid="05b4a02e" style:font-size-asian="12pt"/>
    </style:style>
    <style:style style:name="T10" style:family="text">
      <style:text-properties fo:font-size="12pt" officeooo:rsid="05aa6e36" style:font-size-asian="12pt"/>
    </style:style>
    <style:style style:name="T11" style:family="text">
      <style:text-properties fo:font-size="12pt" officeooo:rsid="05137540" style:font-size-asian="12pt"/>
    </style:style>
    <style:style style:name="T12" style:family="text">
      <style:text-properties fo:font-size="12pt" officeooo:rsid="05bd745b" style:font-size-asian="12pt"/>
    </style:style>
    <style:style style:name="T13" style:family="text">
      <style:text-properties fo:font-size="12pt" officeooo:rsid="05bceb9f" style:font-size-asian="12pt"/>
    </style:style>
    <style:style style:name="T14" style:family="text">
      <style:text-properties fo:font-size="12pt" officeooo:rsid="05bb1b34" style:font-size-asian="12pt"/>
    </style:style>
    <style:style style:name="T15" style:family="text">
      <style:text-properties fo:font-size="12pt" officeooo:rsid="05bb7ea9" style:font-size-asian="12pt"/>
    </style:style>
    <style:style style:name="T16" style:family="text">
      <style:text-properties fo:font-size="12pt" officeooo:rsid="05a16bd2" style:font-size-asian="12pt"/>
    </style:style>
    <style:style style:name="T17" style:family="text">
      <style:text-properties officeooo:rsid="0490887c"/>
    </style:style>
    <style:style style:name="T18" style:family="text">
      <style:text-properties officeooo:rsid="017fd6a1"/>
    </style:style>
    <style:style style:name="T19" style:family="text">
      <style:text-properties officeooo:rsid="048e5a19"/>
    </style:style>
    <style:style style:name="T20" style:family="text">
      <style:text-properties style:font-name="Courier New" fo:font-size="12pt" style:font-size-asian="12pt" style:font-name-complex="Courier New" style:font-size-complex="12pt"/>
    </style:style>
    <style:style style:name="T21" style:family="text">
      <style:text-properties style:font-name="Courier New" fo:font-size="12pt" officeooo:rsid="003734a6" style:font-size-asian="12pt" style:font-name-complex="Courier New" style:font-size-complex="12pt"/>
    </style:style>
    <style:style style:name="T22" style:family="text">
      <style:text-properties style:font-name="Courier New" fo:font-size="12pt" officeooo:rsid="00377970" style:font-size-asian="12pt" style:font-name-complex="Courier New" style:font-size-complex="12pt"/>
    </style:style>
    <style:style style:name="T23" style:family="text">
      <style:text-properties style:font-name="Courier New" fo:font-size="12pt" officeooo:rsid="048fed2c" style:font-size-asian="12pt" style:font-name-complex="Courier New" style:font-size-complex="12pt"/>
    </style:style>
    <style:style style:name="T24" style:family="text">
      <style:text-properties style:font-name="Courier New" fo:font-size="12pt" officeooo:rsid="0490887c" style:font-size-asian="12pt" style:font-name-complex="Courier New" style:font-size-complex="12pt"/>
    </style:style>
    <style:style style:name="T25" style:family="text">
      <style:text-properties style:font-name="Courier New" fo:font-size="12pt" officeooo:rsid="048eabaa" style:font-size-asian="12pt" style:font-name-complex="Courier New" style:font-size-complex="12pt"/>
    </style:style>
    <style:style style:name="T26" style:family="text">
      <style:text-properties style:font-name="Courier New" fo:font-size="12pt" officeooo:rsid="01faade8" style:font-size-asian="12pt" style:font-name-complex="Courier New" style:font-size-complex="12pt"/>
    </style:style>
    <style:style style:name="T27" style:family="text">
      <style:text-properties style:font-name="Courier New" fo:font-size="12pt" officeooo:rsid="03958044" style:font-size-asian="12pt" style:font-name-complex="Courier New" style:font-size-complex="12pt"/>
    </style:style>
    <style:style style:name="T28" style:family="text">
      <style:text-properties style:font-name="Courier New" fo:font-size="12pt" officeooo:rsid="05aa6e36" style:font-size-asian="12pt" style:font-name-complex="Courier New" style:font-size-complex="12pt"/>
    </style:style>
    <style:style style:name="T29" style:family="text">
      <style:text-properties style:font-name="Courier New" fo:font-size="12pt" officeooo:rsid="05b91ea4" style:font-size-asian="12pt" style:font-name-complex="Courier New" style:font-size-complex="12pt"/>
    </style:style>
    <style:style style:name="T30" style:family="text">
      <style:text-properties style:font-name="Courier New" fo:font-size="12pt" officeooo:rsid="059f8240" style:font-size-asian="12pt" style:font-name-complex="Courier New" style:font-size-complex="12pt"/>
    </style:style>
    <style:style style:name="T31" style:family="text">
      <style:text-properties style:font-name="Courier New" fo:font-size="12pt" officeooo:rsid="058f7f6a" style:font-size-asian="12pt" style:font-name-complex="Courier New" style:font-size-complex="12pt"/>
    </style:style>
    <style:style style:name="T32" style:family="text">
      <style:text-properties style:font-name="Courier New" fo:font-size="12pt" officeooo:rsid="05a16bd2" style:font-size-asian="12pt" style:font-name-complex="Courier New" style:font-size-complex="12pt"/>
    </style:style>
    <style:style style:name="T33" style:family="text">
      <style:text-properties style:font-name="Courier New" fo:font-size="12pt" officeooo:rsid="05a57b12" style:font-size-asian="12pt" style:font-name-complex="Courier New" style:font-size-complex="12pt"/>
    </style:style>
    <style:style style:name="T34" style:family="text">
      <style:text-properties style:font-name="Courier New" fo:font-size="12pt" officeooo:rsid="05a7600b" style:font-size-asian="12pt" style:font-name-complex="Courier New" style:font-size-complex="12pt"/>
    </style:style>
    <style:style style:name="T35" style:family="text">
      <style:text-properties style:font-name="Courier New" fo:font-size="12pt" officeooo:rsid="05b2b767" style:font-size-asian="12pt" style:font-name-complex="Courier New" style:font-size-complex="12pt"/>
    </style:style>
    <style:style style:name="T36" style:family="text">
      <style:text-properties style:font-name="Courier New" fo:font-size="12pt" officeooo:rsid="05af2ac7" style:font-size-asian="12pt" style:font-name-complex="Courier New" style:font-size-complex="12pt"/>
    </style:style>
    <style:style style:name="T37" style:family="text">
      <style:text-properties style:font-name="Courier New" fo:font-size="12pt" officeooo:rsid="05a3029d" style:font-size-asian="12pt" style:font-name-complex="Courier New" style:font-size-complex="12pt"/>
    </style:style>
    <style:style style:name="T38" style:family="text">
      <style:text-properties style:font-name="Courier New" fo:font-size="12pt" officeooo:rsid="05a99bf6" style:font-size-asian="12pt" style:font-name-complex="Courier New" style:font-size-complex="12pt"/>
    </style:style>
    <style:style style:name="T39" style:family="text">
      <style:text-properties style:font-name="Courier New" fo:font-size="12pt" officeooo:rsid="05b0dac6" style:font-size-asian="12pt" style:font-name-complex="Courier New" style:font-size-complex="12pt"/>
    </style:style>
    <style:style style:name="T40" style:family="text">
      <style:text-properties style:font-name="Courier New" fo:font-size="12pt" officeooo:rsid="05b4a02e" style:font-size-asian="12pt" style:font-name-complex="Courier New" style:font-size-complex="12pt"/>
    </style:style>
    <style:style style:name="T41" style:family="text">
      <style:text-properties style:font-name="Courier New" fo:font-size="12pt" officeooo:rsid="05a36f19" style:font-size-asian="12pt" style:font-name-complex="Courier New" style:font-size-complex="12pt"/>
    </style:style>
    <style:style style:name="T42" style:family="text">
      <style:text-properties style:font-name="Courier New" fo:font-size="12pt" officeooo:rsid="05137540" style:font-size-asian="12pt" style:font-name-complex="Courier New" style:font-size-complex="12pt"/>
    </style:style>
    <style:style style:name="T43" style:family="text">
      <style:text-properties style:font-name="Courier New" fo:font-size="12pt" officeooo:rsid="05bb7ea9" style:font-size-asian="12pt" style:font-name-complex="Courier New" style:font-size-complex="12pt"/>
    </style:style>
    <style:style style:name="T44" style:family="text">
      <style:text-properties style:font-name="Courier New" officeooo:rsid="04abfa38" style:font-name-complex="Courier New" style:font-size-complex="12pt"/>
    </style:style>
    <style:style style:name="T45" style:family="text">
      <style:text-properties style:font-name="Courier New" officeooo:rsid="05b1dba3" style:font-name-complex="Courier New" style:font-size-complex="12pt"/>
    </style:style>
    <style:style style:name="T46" style:family="text">
      <style:text-properties officeooo:rsid="00377970"/>
    </style:style>
    <style:style style:name="T47" style:family="text">
      <style:text-properties officeooo:rsid="048fed2c"/>
    </style:style>
    <style:style style:name="T48" style:family="text">
      <style:text-properties officeooo:rsid="019420cf"/>
    </style:style>
    <style:style style:name="T49" style:family="text">
      <style:text-properties officeooo:rsid="04abfa38"/>
    </style:style>
    <style:style style:name="T50" style:family="text">
      <style:text-properties fo:font-variant="normal" fo:text-transform="none" style:use-window-font-color="true" style:font-name="Courier New" fo:font-size="12pt" fo:letter-spacing="normal" fo:language="en" fo:country="US" fo:font-style="normal" fo:font-weight="normal" officeooo:rsid="05b3f451" style:font-name-asian="Times New Roman" style:font-size-asian="12pt" style:font-name-complex="Courier New" style:font-size-complex="12pt" style:language-complex="ar" style:country-complex="SA"/>
    </style:style>
    <style:style style:name="T51" style:family="text">
      <style:text-properties fo:font-variant="normal" fo:text-transform="none" style:use-window-font-color="true" style:font-name="Courier New" fo:font-size="12pt" fo:letter-spacing="normal" fo:language="en" fo:country="US" fo:font-style="normal" fo:font-weight="normal" officeooo:rsid="05aa6e36" style:font-name-asian="Times New Roman" style:font-size-asian="12pt" style:font-name-complex="Courier New" style:font-size-complex="12pt" style:language-complex="ar" style:country-complex="SA"/>
    </style:style>
    <style:style style:name="T52" style:family="text">
      <style:text-properties fo:font-variant="normal" fo:text-transform="none" style:use-window-font-color="true" style:font-name="Courier New" fo:font-size="12pt" fo:letter-spacing="normal" fo:language="en" fo:country="US" fo:font-style="normal" fo:font-weight="normal" officeooo:rsid="05b2b767" style:font-name-asian="Times New Roman" style:font-size-asian="12pt" style:font-name-complex="Courier New" style:font-size-complex="12pt" style:language-complex="ar" style:country-complex="SA"/>
    </style:style>
    <style:style style:name="T53" style:family="text">
      <style:text-properties fo:font-variant="normal" fo:text-transform="none" style:use-window-font-color="true" style:font-name="Courier New" fo:font-size="12pt" fo:letter-spacing="normal" fo:language="en" fo:country="US" fo:font-style="normal" fo:font-weight="normal" officeooo:rsid="04abfa38" style:font-name-asian="Times New Roman" style:font-size-asian="12pt" style:font-name-complex="Courier New" style:font-size-complex="12pt" style:language-complex="ar" style:country-complex="SA"/>
    </style:style>
    <style:style style:name="T54" style:family="text">
      <style:text-properties style:use-window-font-color="true" style:font-name="Courier New" fo:font-size="12pt" fo:language="en" fo:country="US" officeooo:rsid="05aa6e36" style:font-name-asian="Times New Roman" style:font-size-asian="12pt" style:font-name-complex="Courier New" style:font-size-complex="12pt" style:language-complex="ar" style:country-complex="SA"/>
    </style:style>
    <style:style style:name="T55" style:family="text">
      <style:text-properties style:use-window-font-color="true" style:font-name="Courier New" fo:font-size="12pt" fo:language="en" fo:country="US" officeooo:rsid="05a36f19" style:font-name-asian="Times New Roman" style:font-size-asian="12pt" style:font-name-complex="Courier New" style:font-size-complex="12pt" style:language-complex="ar" style:country-complex="SA"/>
    </style:style>
    <style:style style:name="T56" style:family="text">
      <style:text-properties style:use-window-font-color="true" style:font-name="Courier New" fo:font-size="12pt" fo:language="en" fo:country="US" officeooo:rsid="05b2b767" style:font-name-asian="Times New Roman" style:font-size-asian="12pt" style:font-name-complex="Courier New" style:font-size-complex="12pt" style:language-complex="ar" style:country-complex="SA"/>
    </style:style>
    <style:style style:name="T57" style:family="text">
      <style:text-properties style:use-window-font-color="true" style:font-name="Courier New" fo:font-size="12pt" fo:language="en" fo:country="US" officeooo:rsid="05b4a02e" style:font-name-asian="Times New Roman" style:font-size-asian="12pt" style:font-name-complex="Courier New" style:font-size-complex="12pt" style:language-complex="ar" style:country-complex="SA"/>
    </style:style>
    <style:style style:name="T58" style:family="text">
      <style:text-properties officeooo:rsid="05b2ec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EXT. COURTYARD</text:h>
      <text:p text:style-name="P10">The school buzzer rings. Lisa looks for the other cheerleaders. They aren’t there.</text:p>
      <text:h text:style-name="P2" text:outline-level="3">INT. GYM</text:h>
      <text:p text:style-name="P10">Lisa looks for the other cheerleaders. <text:span text:style-name="T1">The gym is empty.</text:span> </text:p>
      <text:h text:style-name="P2" text:outline-level="3">EXT. <text:span text:style-name="T2">RUSTY EQUIPMENT</text:span></text:h>
      <text:p text:style-name="P9"><text:span text:style-name="T2">Marnie wanders through</text:span>. Lisa comes up to h<text:span text:style-name="T2">er</text:span>.</text:p>
      <text:p text:style-name="P20">LISA</text:p>
      <text:p text:style-name="P29"><text:span text:style-name="T3">Have you seen the cheerleaders</text:span>?</text:p>
      <text:p text:style-name="P17">MARNIE</text:p>
      <text:p text:style-name="P30"><text:span text:style-name="T4">T</text:span>hey're out on the field. Football practice was canceled.</text:p>
      <text:h text:style-name="P2" text:outline-level="3">EXT. FOOTBALL FIELD </text:h>
      <text:p text:style-name="P13"><text:span text:style-name="T5">The cheerleaders practice. Bouncy claps.</text:span></text:p>
      <text:p text:style-name="P20">CHEERLEADERS</text:p>
      <text:p text:style-name="P29">We're number one</text:p>
      <text:p text:style-name="P29">Can't be number 2</text:p>
      <text:p text:style-name="P29">We're going to beat</text:p>
      <text:p text:style-name="P10"><text:span text:style-name="T17">The Michelles</text:span> lift their skirts.</text:p>
      <text:p text:style-name="P20">CHEERLEADERS</text:p>
      <text:p text:style-name="P29">The whoopie out of you!</text:p>
      <text:p text:style-name="P10">The cheerleaders <text:span text:style-name="T18">pretend to </text:span>moon each other, pat each other on the butt, laugh. </text:p>
      <text:p text:style-name="P18">MICHELLES</text:p>
      <text:p text:style-name="P29">Whoop! Whoopsie!</text:p>
      <text:p text:style-name="P10"><text:span text:style-name="T17">Michelle 1</text:span> lifts <text:span text:style-name="T17">Michelle 2</text:span>’s skirt, they scream. </text:p>
      <text:p text:style-name="P18">MICHELLE 1</text:p>
      <text:p text:style-name="P29">Is <text:span text:style-name="T19">Ben</text:span>’s class ring in there?</text:p>
      <text:p text:style-name="P15"><text:span text:style-name="T20">Lisa </text:span><text:span text:style-name="T21">enters the </text:span><text:span text:style-name="T22">field</text:span><text:span text:style-name="T20">. </text:span></text:p>
      <text:p text:style-name="P15"><text:span text:style-name="T21">Becky</text:span><text:span text:style-name="T20"> see</text:span><text:span text:style-name="T21">s</text:span><text:span text:style-name="T20"> Lisa. </text:span></text:p>
      <text:p text:style-name="P20">BECKY</text:p>
      <text:p text:style-name="P29">Run!</text:p>
      <text:p text:style-name="P10"><text:soft-page-break/>Becky takes off and the other cheerleaders follow. </text:p>
      <text:p text:style-name="P13"><text:span text:style-name="T6">Cheerleaders run past </text:span><text:span text:style-name="T5">Lisa. </text:span><text:span text:style-name="T6">She turns and runs after</text:span><text:span text:style-name="T5"> them. </text:span></text:p>
      <text:h text:style-name="P2" text:outline-level="3">EXT. BACK COURTYARD <text:s/></text:h>
      <text:p text:style-name="P10">The cheerleaders practice. </text:p>
      <text:p text:style-name="P20">CHEERLEADERS</text:p>
      <text:p text:style-name="P29">Let’s go. Let’s go. L E T S G O</text:p>
      <text:p text:style-name="P29">Let’s go. Let’s go. Let’s go!</text:p>
      <text:p text:style-name="P15"><text:span text:style-name="T20">Lisa </text:span><text:span text:style-name="T23">comes around the corner</text:span><text:span text:style-name="T20">. </text:span></text:p>
      <text:p text:style-name="P15"><text:span text:style-name="T24">The Michelles</text:span><text:span text:style-name="T20"> see Lisa </text:span><text:span text:style-name="T25">and point</text:span><text:span text:style-name="T20">. </text:span><text:span text:style-name="T22">Becky </text:span><text:span text:style-name="T25">sees Lisa</text:span><text:span text:style-name="T22"> and run</text:span><text:span text:style-name="T25">s</text:span><text:span text:style-name="T22"> out of the gym.</text:span><text:span text:style-name="T20"> </text:span><text:span text:style-name="T24">The Michelles</text:span><text:span text:style-name="T22"> follow,</text:span><text:span text:style-name="T20"> yell</text:span><text:span text:style-name="T22">ing</text:span><text:span text:style-name="T20">.</text:span></text:p>
      <text:p text:style-name="P20">CHEERLEADERS</text:p>
      <text:p text:style-name="P29">Let’s go. Let’s go. Woooo! </text:p>
      <text:p text:style-name="P20">BECKY</text:p>
      <text:p text:style-name="P29">Whoopsie! </text:p>
      <text:p text:style-name="P19">JULIE &amp; KRISSY</text:p>
      <text:p text:style-name="P29">Whoopsie! Whoopsie! <text:span text:style-name="T46">Whoopsie!</text:span></text:p>
      <text:p text:style-name="P15"><text:span text:style-name="T23">Cheerleaders run past. </text:span><text:span text:style-name="T20">Lisa </text:span><text:span text:style-name="T22">walks after</text:span><text:span text:style-name="T20"> them. </text:span></text:p>
      <text:h text:style-name="P2" text:outline-level="3"><text:span text:style-name="T47">IN</text:span>T. <text:span text:style-name="T47">GYM</text:span> – <text:span text:style-name="T47">MEDIUM LONG</text:span></text:h>
      <text:p text:style-name="P10">The cheerleaders practice. Bounce, clap from side to side.</text:p>
      <text:p text:style-name="P20">CHEERLEADERS</text:p>
      <text:p text:style-name="P31">Raise your hands. Stomp your feet. Golden Eagles can’t be beat.</text:p>
      <text:p text:style-name="P15"><text:span text:style-name="T20">Lisa </text:span><text:span text:style-name="T23">enters</text:span><text:span text:style-name="T20">. The</text:span><text:span text:style-name="T22"> </text:span><text:span text:style-name="T24">cheerleaders</text:span><text:span text:style-name="T20"> see Lisa. </text:span><text:span text:style-name="T24">The Michelles</text:span><text:span text:style-name="T20"> run </text:span><text:span text:style-name="T24">toward the door</text:span><text:span text:style-name="T20">.</text:span></text:p>
      <text:p text:style-name="P24"><text:span text:style-name="T5">BECKY</text:span></text:p>
      <text:p text:style-name="P29"><text:span text:style-name="T17">Girls! </text:span>Let’s <text:span text:style-name="T48">just</text:span> practic<text:span text:style-name="T48">e</text:span> here.</text:p>
      <text:p text:style-name="P13"><text:span text:style-name="T7">The Michelles</text:span><text:span text:style-name="T5"> </text:span><text:span text:style-name="T7">get</text:span><text:span text:style-name="T5"> back </text:span><text:span text:style-name="T7">in line</text:span><text:span text:style-name="T5">. </text:span></text:p>
      <text:p text:style-name="P20">BECKY</text:p>
      <text:p text:style-name="P29">Let’s do Eagle power.</text:p>
      <text:p text:style-name="P10"><text:span text:style-name="T46">Becky faces the other cheerleaders. </text:span></text:p>
      <text:p text:style-name="P20">CHEERLEADERS</text:p>
      <text:p text:style-name="P29">Ng. Ngowa. </text:p>
      <text:p text:style-name="P10"><text:soft-page-break/><text:span text:style-name="T3">W</text:span>eird arm motion.</text:p>
      <text:p text:style-name="P20">CHEERLEADERS</text:p>
      <text:p text:style-name="P29">Got to get some Eagle power.</text:p>
      <text:p text:style-name="P20">CHEERLEADERS</text:p>
      <text:p text:style-name="P29">Ng. Ngowa. Got to get some Eagle power.</text:p>
      <text:p text:style-name="P10">Becky stops doing the cheers and watches the other cheerleaders.</text:p>
      <text:p text:style-name="P20">BECKY</text:p>
      <text:p text:style-name="P29">Again!</text:p>
      <text:p text:style-name="P20">CHEERLEADERS</text:p>
      <text:p text:style-name="P29">Ng. Ngowa. Got to get some Eagle power.</text:p>
      <text:h text:style-name="P3" text:outline-level="3"><text:span text:style-name="T11"><text:s/></text:span><text:span text:style-name="T49">CLOSE SHOT BECKY</text:span></text:h>
      <text:p text:style-name="P11">Becky yells insults.</text:p>
      <text:p text:style-name="P26"><text:span text:style-name="T29">BECK</text:span><text:span text:style-name="T30">Y</text:span></text:p>
      <text:p text:style-name="P32">Louder! Open your pie hole!</text:p>
      <text:p text:style-name="P24"><text:span text:style-name="T5">CHEERLEADERS</text:span></text:p>
      <text:p text:style-name="P29">Ng. Ngowa. Got to get some Eagle power.</text:p>
      <text:h text:style-name="P3" text:outline-level="3"><text:span text:style-name="T11"><text:s/></text:span><text:span text:style-name="T49">CLOSE SHOT BECKY</text:span></text:h>
      <text:p text:style-name="P11">Becky yells insults.</text:p>
      <text:p text:style-name="P26"><text:span text:style-name="T29">BECK</text:span><text:span text:style-name="T30">Y</text:span></text:p>
      <text:p text:style-name="P33">Can’t hear you, goody two shoes!</text:p>
      <text:p text:style-name="P12"><text:span text:style-name="T17">The Michelles keep bumping into Lisa while repeating the cheer</text:span>.</text:p>
      <text:p text:style-name="P20">CHEERLEADERS</text:p>
      <text:p text:style-name="P29">Ng. Ngowa. Got to get some Eagle power.</text:p>
      <text:p text:style-name="P29">Ng. Ngowa. Got to get some Eagle power.</text:p>
      <text:p text:style-name="P20">BECKY</text:p>
      <text:p text:style-name="P36"><text:span text:style-name="T12">You look sloppy, d</text:span><text:span text:style-name="T13">ipstick!</text:span></text:p>
      <text:p text:style-name="P23">CHEERLEADERS</text:p>
      <text:p text:style-name="P29">Ng. Ngowa. Got to get some Eagle power.</text:p>
      <text:p text:style-name="P29">Ng. Ngowa. Got to get some Eagle power.</text:p>
      <text:p text:style-name="P20">BECKY</text:p>
      <text:p text:style-name="P29">Can’t hear you, <text:span text:style-name="T17">Lisa</text:span>!</text:p>
      <text:h text:style-name="P4" text:outline-level="3"><text:span text:style-name="T11">. </text:span><text:span text:style-name="T10">CLOSE</text:span><text:span text:style-name="T49"> SHOT LISA </text:span></text:h>
      <text:p text:style-name="P39"><text:soft-page-break/><text:span text:style-name="T28">Lisa does the ngowa cheer while being bumped from all sides. </text:span><text:span text:style-name="T50">Sh</text:span><text:span text:style-name="T51">e's annoyed, but taking it in stride.</text:span><text:span text:style-name="T54"> </text:span></text:p>
      <text:p text:style-name="P39"><text:span text:style-name="T54"><text:s/></text:span></text:p>
      <text:p text:style-name="P27"><text:span text:style-name="T20">CHEERLEADERS</text:span></text:p>
      <text:p text:style-name="P29">Ng. Ngowa. Got to get some Eagle power.</text:p>
      <text:h text:style-name="P5" text:outline-level="3"><text:span text:style-name="T11">. </text:span><text:span text:style-name="T10">CLOSE</text:span><text:span text:style-name="T49"> SHOT </text:span></text:h>
      <text:p text:style-name="P24"><text:span text:style-name="T5">BECKY</text:span></text:p>
      <text:p text:style-name="P29">Straighten your arms!</text:p>
      <text:h text:style-name="P6" text:outline-level="3"><text:span text:style-name="T11">. </text:span><text:span text:style-name="T10">CLOSE</text:span><text:span text:style-name="T49"> SHOT LISA </text:span></text:h>
      <text:p text:style-name="P14"><text:span text:style-name="T5">Lisa</text:span><text:span text:style-name="T8"> continues doing the cheer</text:span><text:span text:style-name="T5">.</text:span></text:p>
      <text:p text:style-name="P23">BECKY</text:p>
      <text:p text:style-name="P36"><text:span text:style-name="T14">*</text:span><text:span text:style-name="T15">Sigh* Gag me with a spoon.</text:span></text:p>
      <text:p text:style-name="P23">CHEERLEADERS</text:p>
      <text:p text:style-name="P29">Ng. Ngowa. Got to get some Eagle power.</text:p>
      <text:p text:style-name="P24"><text:span text:style-name="T5">BECKY</text:span></text:p>
      <text:p text:style-name="P29"><text:span text:style-name="T46">E</text:span>nough practice. Let’s go home.</text:p>
      <text:p text:style-name="P15"><text:span text:style-name="T20">The </text:span><text:span text:style-name="T27">cheerleaders</text:span><text:span text:style-name="T20"> </text:span><text:span text:style-name="T22">walk off</text:span><text:span text:style-name="T20"> together, </text:span><text:span text:style-name="T27">except</text:span><text:span text:style-name="T20"> Lisa walks the other way.</text:span></text:p>
      <text:h text:style-name="P3" text:outline-level="3"><text:span text:style-name="T16">30</text:span><text:span text:style-name="T11">. </text:span><text:span text:style-name="T49">MEDIUM CLOSE SHOT KELLY</text:span></text:h>
      <text:p text:style-name="P16"><text:span text:style-name="T31">Kelly enters the gym lobby, </text:span><text:span text:style-name="T32">confus</text:span><text:span text:style-name="T31">ed.</text:span></text:p>
      <text:h text:style-name="P3" text:outline-level="3"><text:span text:style-name="T16">31</text:span><text:span text:style-name="T11">. </text:span><text:span text:style-name="T49">MEDIUM SHOT LISA </text:span></text:h>
      <text:p text:style-name="P11">Kelly comes up to Lisa as they watch the other girls leave.</text:p>
      <text:p text:style-name="P21">KELLY</text:p>
      <text:p text:style-name="P37"><text:span text:style-name="T20">I’</text:span><text:span text:style-name="T30">ve been looking all over for you </text:span><text:span text:style-name="T34">guys</text:span><text:span text:style-name="T20">. </text:span><text:span text:style-name="T32">What happened?</text:span></text:p>
      <text:p text:style-name="P22">LISA</text:p>
      <text:p text:style-name="P38"><text:span text:style-name="T35">I</text:span><text:span text:style-name="T36">mmaturity</text:span><text:span text:style-name="T20">.</text:span></text:p>
      <text:p text:style-name="P16"><text:span text:style-name="T55">Kelly </text:span><text:span text:style-name="T52">goes to follow them, comes back, doesn’t know what to do.</text:span></text:p>
      <text:p text:style-name="P21">KELLY</text:p>
      <text:p text:style-name="P37"><text:span text:style-name="T37">Wh</text:span><text:span text:style-name="T38">at about cheer practice</text:span><text:span text:style-name="T32">?</text:span></text:p>
      <text:p text:style-name="P22">LISA</text:p>
      <text:p text:style-name="P38"><text:span text:style-name="T39">Apparently our </text:span><text:span text:style-name="T40">yelling and hitting</text:span><text:span text:style-name="T39"> skills have been honed enough for today</text:span><text:span text:style-name="T20">.</text:span></text:p>
      <text:h text:style-name="P8" text:outline-level="3"><text:span text:style-name="T52">32</text:span><text:span text:style-name="T53">. CLOSE SHOT KELLY</text:span></text:h>
      <text:p text:style-name="P16"><text:span text:style-name="T55">Kelly </text:span><text:span text:style-name="T56">is very angry</text:span><text:span text:style-name="T41">.</text:span></text:p>
      <text:h text:style-name="P8" text:outline-level="3"><text:soft-page-break/><text:span text:style-name="T32">31</text:span><text:span text:style-name="T42">. </text:span><text:span text:style-name="T44">MEDIUM SHOT LISA </text:span><text:span text:style-name="T45">&amp; KELLY</text:span><text:span text:style-name="T44"> </text:span></text:h>
      <text:p text:style-name="P21">KELLY</text:p>
      <text:p text:style-name="P34">Is <text:span text:style-name="T58">that what they did to you?</text:span></text:p>
      <text:p text:style-name="P16"><text:span text:style-name="T55">Kelly, still fuming, </text:span><text:span text:style-name="T57">heads for</text:span><text:span text:style-name="T55"> the door K</text:span><text:span text:style-name="T41">elly entered. </text:span><text:span text:style-name="T40">Lisa follows.</text:span></text:p>
      <text:p text:style-name="P25"><text:span text:style-name="T30">L</text:span><text:span text:style-name="T20">ISA</text:span></text:p>
      <text:p text:style-name="P35">Yeah but it isn’t about me. It’s about whatever else is going on in their social life. <text:s/></text:p>
      <text:h text:style-name="P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21:11:09.972902854</meta:creation-date>
    <dc:date>2018-07-02T21:25:44.673909347</dc:date>
    <meta:editing-duration>PT12M3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5" meta:paragraph-count="127" meta:word-count="604" meta:character-count="3478" meta:non-whitespace-character-count="2970"/>
  </office:meta>
</office:document-meta>
</file>